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4000" draw:textarea-horizontal-align="justify" draw:textarea-vertical-align="middle" draw:auto-grow-height="false" fo:min-height="4.195cm" fo:min-width="14.42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40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922cm" svg:height="4.445cm" svg:x="1.635cm" svg:y="2.905cm">
          <text:p text:style-name="P1">HELLO WORLD I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7T14:43:45.575432932</meta:creation-date>
    <dc:date>2023-10-17T15:05:23.313772701</dc:date>
    <meta:editing-duration>PT49S</meta:editing-duration>
    <meta:editing-cycles>2</meta:editing-cycles>
    <meta:generator>LibreOffice/7.3.7.2$Linux_X86_64 LibreOffice_project/30$Build-2</meta:generator>
    <meta:document-statistic meta:object-count="1"/>
  </office:meta>
</office:document-meta>
</file>